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ableCachingIntegrationTests.assertCacheProxying( AnnotationConfigApplic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.foo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IntegrationTests.repositoryUsesAspectJAdvic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ableCachingIntegrationTests.isCacheProxy( FooRepository rep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ableCachingIntegrationTests.repositoryIsClassBasedCache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xyTargetClassCachingConfig.mg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CacheConfig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FooRepository.find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